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D8000003A2C2D1831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867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000000" fo:language="es" fo:country="UY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3.789cm" svg:height="5.847cm" svg:x="5.899cm" svg:y="2.243cm" presentation:class="title" presentation:user-transformed="true">
          <draw:text-box>
            <text:list text:style-name="L1">
              <text:list-header>
                <text:p text:style-name="P1"><text:span text:style-name="T1">Chuch</text:span><text:span text:style-name="T1"><text:line-break/></text:span><text:span text:style-name="T1">of</text:span><text:span text:style-name="T1"><text:line-break/></text:span><text:span text:style-name="T1">St. Agil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2.86cm" svg:height="3.127cm" svg:x="1.499cm" svg:y="0cm" presentation:class="title" presentation:user-transformed="true">
          <draw:text-box>
            <text:list text:style-name="L1">
              <text:list-header>
                <text:p text:style-name="P1"/>
              </text:list-header>
            </text:list>
          </draw:text-box>
        </draw:frame>
        <draw:frame presentation:style-name="pr4" draw:text-style-name="P2" draw:layer="layout" svg:width="22.86cm" svg:height="13.804cm" svg:x="1.27cm" svg:y="3.522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C2D1831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7:28:12</meta:creation-date>
    <dc:creator>Andrei </dc:creator>
    <dc:date>2012-07-15T14:10:23</dc:date>
    <meta:editing-cycles>790</meta:editing-cycles>
    <meta:editing-duration>P3DT20H15M34S</meta:editing-duration>
    <meta:generator>LibreOffice/3.5$Linux_X86_64 LibreOffice_project/350m1$Build-2</meta:generator>
    <meta:document-statistic meta:object-count="24"/>
  </office:meta>
</office:document-meta>
</file>